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0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2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a51470" style:font-size-asian="10pt" style:font-size-complex="10pt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officeooo:rsid="0dde9a1c" officeooo:paragraph-rsid="0f28fb61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5" style:family="paragraph" style:parent-style-name="Standard">
      <style:text-properties officeooo:rsid="0dde9a1c" officeooo:paragraph-rsid="0ddfbc49"/>
    </style:style>
    <style:style style:name="P36" style:family="paragraph" style:parent-style-name="Footnote">
      <style:text-properties officeooo:rsid="043ccc66" officeooo:paragraph-rsid="0dca2508"/>
    </style:style>
    <style:style style:name="P37" style:family="paragraph" style:parent-style-name="Footnote">
      <style:text-properties officeooo:rsid="043ccc66" officeooo:paragraph-rsid="0e5afad8"/>
    </style:style>
    <style:style style:name="P38" style:family="paragraph" style:parent-style-name="Standard">
      <style:paragraph-properties fo:text-align="center" style:justify-single-word="false"/>
      <style:text-properties officeooo:paragraph-rsid="0cc50ec9"/>
    </style:style>
    <style:style style:name="P39" style:family="paragraph" style:parent-style-name="Standard">
      <style:paragraph-properties fo:text-align="center" style:justify-single-word="false"/>
      <style:text-properties officeooo:paragraph-rsid="0daef67d"/>
    </style:style>
    <style:style style:name="P40" style:family="paragraph" style:parent-style-name="Standard">
      <style:paragraph-properties fo:text-align="center" style:justify-single-word="false"/>
      <style:text-properties officeooo:paragraph-rsid="0db0d4d1"/>
    </style:style>
    <style:style style:name="P41" style:family="paragraph" style:parent-style-name="Standard">
      <style:paragraph-properties fo:text-align="center" style:justify-single-word="false"/>
      <style:text-properties officeooo:paragraph-rsid="0cc5fe5b"/>
    </style:style>
    <style:style style:name="P42" style:family="paragraph" style:parent-style-name="Standard">
      <style:paragraph-properties fo:text-align="center" style:justify-single-word="false"/>
      <style:text-properties officeooo:paragraph-rsid="0d1ec96e"/>
    </style:style>
    <style:style style:name="P43" style:family="paragraph" style:parent-style-name="Standard">
      <style:paragraph-properties fo:text-align="center" style:justify-single-word="false"/>
      <style:text-properties officeooo:paragraph-rsid="0d804757"/>
    </style:style>
    <style:style style:name="P44" style:family="paragraph" style:parent-style-name="Standard">
      <style:paragraph-properties fo:text-align="center" style:justify-single-word="false"/>
      <style:text-properties officeooo:paragraph-rsid="0dce9327"/>
    </style:style>
    <style:style style:name="P45" style:family="paragraph" style:parent-style-name="Standard">
      <style:paragraph-properties fo:text-align="center" style:justify-single-word="false"/>
      <style:text-properties officeooo:paragraph-rsid="103fc298"/>
    </style:style>
    <style:style style:name="P46" style:family="paragraph" style:parent-style-name="Standard">
      <style:paragraph-properties fo:text-align="center" style:justify-single-word="false"/>
      <style:text-properties officeooo:paragraph-rsid="10411e41"/>
    </style:style>
    <style:style style:name="P47" style:family="paragraph" style:parent-style-name="Footnote">
      <style:text-properties officeooo:paragraph-rsid="0f92b562"/>
    </style:style>
    <style:style style:name="P48" style:family="paragraph" style:parent-style-name="Standard">
      <style:text-properties officeooo:paragraph-rsid="0f9ce6c3"/>
    </style:style>
    <style:style style:name="P49" style:family="paragraph" style:parent-style-name="Standard">
      <style:text-properties officeooo:paragraph-rsid="0f9ee08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52" style:family="paragraph" style:parent-style-name="Standard">
      <loext:graphic-properties draw:fill-hatch-name="hatch"/>
      <style:paragraph-properties style:vertical-align="auto"/>
      <style:text-properties officeooo:paragraph-rsid="1094783a"/>
    </style:style>
    <style:style style:name="P53" style:family="paragraph" style:parent-style-name="Footnote">
      <loext:graphic-properties draw:fill-hatch-name="hatch"/>
      <style:paragraph-properties style:vertical-align="auto"/>
      <style:text-properties officeooo:paragraph-rsid="10a51470"/>
    </style:style>
    <style:style style:name="P54" style:family="paragraph" style:parent-style-name="Standard">
      <loext:graphic-properties draw:fill-hatch-name="hatch"/>
      <style:paragraph-properties style:vertical-align="auto"/>
      <style:text-properties officeooo:paragraph-rsid="10a38b71"/>
    </style:style>
    <style:style style:name="P55" style:family="paragraph" style:parent-style-name="Standard">
      <style:text-properties officeooo:paragraph-rsid="1044b2e0"/>
    </style:style>
    <style:style style:name="P56" style:family="paragraph" style:parent-style-name="Footnote">
      <style:text-properties officeooo:paragraph-rsid="102c1a0f"/>
    </style:style>
    <style:style style:name="P57" style:family="paragraph" style:parent-style-name="Standard">
      <style:text-properties officeooo:paragraph-rsid="1090da41"/>
    </style:style>
    <style:style style:name="P58" style:family="paragraph" style:parent-style-name="Standard">
      <style:text-properties officeooo:paragraph-rsid="10929fde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officeooo:paragraph-rsid="109df1b9"/>
    </style:style>
    <style:style style:name="P62" style:family="paragraph" style:parent-style-name="Footnote">
      <style:text-properties officeooo:paragraph-rsid="10a5bb50"/>
    </style:style>
    <style:style style:name="P63" style:family="paragraph" style:parent-style-name="Standard">
      <style:text-properties officeooo:paragraph-rsid="101c0948"/>
    </style:style>
    <style:style style:name="P64" style:family="paragraph" style:parent-style-name="Standard">
      <style:text-properties officeooo:paragraph-rsid="10abd9a7"/>
    </style:style>
    <style:style style:name="P65" style:family="paragraph" style:parent-style-name="Standard">
      <style:text-properties officeooo:paragraph-rsid="0ddfbc49"/>
    </style:style>
    <style:style style:name="P66" style:family="paragraph" style:parent-style-name="Footnote">
      <style:text-properties officeooo:paragraph-rsid="10bc5bbc"/>
    </style:style>
    <style:style style:name="P67" style:family="paragraph" style:parent-style-name="Standard">
      <style:text-properties officeooo:paragraph-rsid="10bb09b3"/>
    </style:style>
    <style:style style:name="P6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0" style:family="paragraph" style:parent-style-name="Standard" style:list-style-name="L1">
      <style:paragraph-properties fo:break-before="page"/>
      <style:text-properties officeooo:paragraph-rsid="0b0ddd8e"/>
    </style:style>
    <style:style style:name="P7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9e987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a87eaf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af12d8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109f7e2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52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53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f22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52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1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64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6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2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3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6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77" style:family="text">
      <style:text-properties fo:color="#000000" loext:opacity="100%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4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6" style:family="text">
      <style:text-properties fo:color="#000000" loext:opacity="100%" style:font-name="Liberation Sans" fo:font-size="12pt" style:font-size-asian="12pt" style:font-size-complex="12pt"/>
    </style:style>
    <style:style style:name="T20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8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34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35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5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54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55" style:family="text">
      <style:text-properties officeooo:rsid="04473353"/>
    </style:style>
    <style:style style:name="T2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8" style:family="text">
      <style:text-properties officeooo:rsid="0aace3cd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2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3" style:family="text">
      <style:text-properties officeooo:rsid="0f8f58bd"/>
    </style:style>
    <style:style style:name="T284" style:family="text">
      <style:text-properties officeooo:rsid="0f95a7a0"/>
    </style:style>
    <style:style style:name="T285" style:family="text">
      <style:text-properties officeooo:rsid="105c8aaa"/>
    </style:style>
    <style:style style:name="T286" style:family="text">
      <style:text-properties officeooo:rsid="107e8e04"/>
    </style:style>
    <style:style style:name="T287" style:family="text">
      <style:text-properties officeooo:rsid="1083fa7a"/>
    </style:style>
    <style:style style:name="T288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8"><text:span text:style-name="T180">C</text:span><text:span text:style-name="T179">hecklist voor </text:span><text:span text:style-name="T181">de installatie</text:span><text:span text:style-name="T179"> van </text:span><text:span text:style-name="T185"><text:user-field-get text:name="Distro">Rocky Linux</text:user-field-get></text:span><text:span text:style-name="T187"><text:s/></text:span><text:span text:style-name="T185"><text:user-field-get text:name="Version">9.x</text:user-field-get></text:span><text:span text:style-name="T183"><text:note text:id="ftn1" text:note-class="footnote"><text:note-citation>1</text:note-citation><text:note-body><text:p text:style-name="P56"><text:span text:style-name="T261">D</text:span><text:span text:style-name="T259">eze </text:span><text:span text:style-name="T264"><text:user-field-get text:name="Distro">Rocky Linux</text:user-field-get></text:span><text:span text:style-name="T260"><text:s/></text:span><text:span text:style-name="T265"><text:user-field-get text:name="Version">9.x</text:user-field-get></text:span><text:span text:style-name="T265"><text:s/>Desktop/</text:span><text:span text:style-name="T266">Workstation</text:span><text:span text:style-name="T259"> wordt ondersteund tot </text:span><text:span text:style-name="T263">31 </text:span><text:span text:style-name="T262">mei</text:span><text:span text:style-name="T259"> 20</text:span><text:span text:style-name="T263">32</text:span><text:span text:style-name="T259">.</text:span></text:p></text:note-body></text:note></text:span><text:span text:style-name="T184"><text:s/></text:span><text:span text:style-name="T189">GNOME </text:span><text:span text:style-name="T186">Desktop/</text:span><text:span text:style-name="T188">Workstation</text:span><text:span text:style-name="T182">.</text:span></text:p>
      <text:p text:style-name="P63"/>
      <text:p text:style-name="P7"/>
      <text:p text:style-name="P59">Vul het tekstvak achter &lt;...&gt; in</text:p>
      <text:p text:style-name="P2"><text:span text:style-name="T18">&lt;</text:span><text:span text:style-name="T20">g</text:span><text:span text:style-name="T19">ebruiker</text:span><text:span text:style-name="T18">&gt;</text:span><text:span text:style-name="T243"><text:tab/><text:tab/></text:span><text:span text:style-name="T254"> <text:tab/><text:tab/></text:span><text:span text:style-name="T244"><draw:control text:anchor-type="as-char" svg:y="-0.4cm" draw:z-index="9" draw:name="Gebruiker 2" draw:style-name="gr2" draw:text-style-name="P76" svg:width="6.002cm" svg:height="0.5cm" draw:control="control8"><svg:title>Gebruiker</svg:title><svg:desc>Volledige naam, bijv. Jan Stek</svg:desc></draw:control></text:span><text:span text:style-name="T244"><text:tab/></text:span><text:span text:style-name="T245">b</text:span><text:span text:style-name="T276">ijv.</text:span><text:span text:style-name="T246"> </text:span><text:span text:style-name="T253">J</text:span><text:span text:style-name="T252">a</text:span><text:span text:style-name="T253">n </text:span><text:span text:style-name="T252">Jansen</text:span></text:p>
      <text:p text:style-name="P58"><text:span text:style-name="T8">&lt;</text:span><text:span text:style-name="T250">g</text:span><text:span text:style-name="T10">ebruikersnaam</text:span><text:span text:style-name="T8">&gt;</text:span><text:span text:style-name="T10"><text:tab/></text:span><text:span text:style-name="T248"><draw:control text:anchor-type="as-char" svg:y="-0.4cm" draw:z-index="10" draw:name="Gberuikersnaam 3" draw:style-name="gr2" draw:text-style-name="P76" svg:width="6.002cm" svg:height="0.5cm" draw:control="control9"><svg:title>Gebruikersnaam</svg:title><svg:desc>Korte naam, bijv. jan</svg:desc></draw:control></text:span><text:span text:style-name="T248"><text:tab/></text:span><text:span text:style-name="T249">b</text:span><text:span text:style-name="T279">ijv.</text:span><text:span text:style-name="T5"> </text:span><text:span text:style-name="T203">j</text:span><text:span text:style-name="T204">a</text:span><text:span text:style-name="T203">n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51"><text:tab/><text:tab/></text:span><text:span text:style-name="T10"><draw:control text:anchor-type="as-char" svg:y="-0.4cm" draw:z-index="11" draw:name="Computernaam 1" draw:style-name="gr2" draw:text-style-name="P76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78">ijv.</text:span><text:span text:style-name="T239"> </text:span><text:span text:style-name="T242">pc02</text:span></text:p>
      <text:p text:style-name="P2"><text:span text:style-name="T18">&lt;</text:span><text:span text:style-name="T238">g</text:span><text:span text:style-name="T237">ebruiker</text:span><text:span text:style-name="T18">&gt;</text:span><text:span text:style-name="T236"><text:tab/></text:span><text:span text:style-name="T240"><text:tab/></text:span><text:span text:style-name="T254"> <text:tab/><text:tab/></text:span><text:span text:style-name="T244"><draw:control text:anchor-type="as-char" svg:y="-0.4cm" draw:z-index="12" draw:name="Gebruiker 3" draw:style-name="gr2" draw:text-style-name="P76" svg:width="6.002cm" svg:height="0.5cm" draw:control="control11"><svg:title>Gebruiker</svg:title><svg:desc>Volledige naam, bijv. Jan Stek</svg:desc></draw:control></text:span><text:span text:style-name="T244"><text:tab/></text:span><text:span text:style-name="T245">e</text:span><text:span text:style-name="T277">vt.</text:span><text:span text:style-name="T247"> extra gebruikers</text:span></text:p>
      <text:p text:style-name="P64"><text:span text:style-name="T18">&lt;</text:span><text:span text:style-name="T238">g</text:span><text:span text:style-name="T237">ebruikersnaam</text:span><text:span text:style-name="T18">&gt;</text:span><text:span text:style-name="T236"><text:tab/></text:span><text:span text:style-name="T248"><draw:control text:anchor-type="as-char" svg:y="-0.4cm" draw:z-index="13" draw:name="Gberuikersnaam 4" draw:style-name="gr2" draw:text-style-name="P76" svg:width="6.002cm" svg:height="0.5cm" draw:control="control12"><svg:title>Gebruikersnaam</svg:title><svg:desc>Korte naam, bijv. jan</svg:desc></draw:control></text:span><text:span text:style-name="T248"><text:tab/></text:span><text:span text:style-name="T249">e</text:span><text:span text:style-name="T280">vt.</text:span><text:span text:style-name="T241"> extra gebruikers</text:span></text:p>
      <text:p text:style-name="P60"><text:span text:style-name="T288">v</text:span>ervang &lt;...&gt; in deze checklist door de waarde in het tekstvak.</text:p>
      <text:p text:style-name="P27"/>
      <text:p text:style-name="P27"/>
      <text:p text:style-name="P1"><text:span text:style-name="Strong_20_Emphasis"><text:span text:style-name="T161">Nog niet op Linux?</text:span></text:span><text:span text:style-name="T195"><text:tab/></text:span><text:span text:style-name="T199">G</text:span><text:span text:style-name="T196">ebruik </text:span><text:span text:style-name="Strong_20_Emphasis"><text:span text:style-name="T200">Checklist </text:span></text:span><text:span text:style-name="Strong_20_Emphasis"><text:span text:style-name="T201">overzetten</text:span></text:span><text:span text:style-name="T196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97"> onder </text:span><text:span text:style-name="Strong_20_Emphasis"><text:span text:style-name="T162">Linux</text:span></text:span><text:span text:style-name="T198">.</text:span></text:p>
      <text:p text:style-name="P26"><text:span text:style-name="Strong_20_Emphasis"><text:span text:style-name="T163">Nieuwe installatie?</text:span></text:span><text:span text:style-name="T158"><text:tab/></text:span><text:span text:style-name="T160">B</text:span><text:span text:style-name="T158">egin bij hoofdstuk </text:span><text:span text:style-name="Strong_20_Emphasis"><text:span text:style-name="T163"><text:bookmark-ref text:reference-format="page" text:ref-name="__RefNumPara__4009_1271708128">2</text:bookmark-ref></text:span></text:span><text:span text:style-name="Strong_20_Emphasis"><text:span text:style-name="T163"><text:s text:c="2"/></text:span></text:span><text:span text:style-name="Strong_20_Emphasis"><text:span text:style-name="T164"><text:bookmark-ref text:reference-format="text" text:ref-name="__RefNumPara__4009_1271708128">Installatie uitvoeren</text:bookmark-ref></text:span></text:span><text:span text:style-name="T159">.</text:span></text:p>
      <text:p text:style-name="P14"/>
      <text:p text:style-name="P14"/>
      <text:list text:style-name="L1">
        <text:list-item>
          <text:p text:style-name="P71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><text:span text:style-name="Strong_20_Emphasis"><text:span text:style-name="T94"><draw:control text:anchor-type="as-char" draw:z-index="4" draw:name="Vorm3_0" draw:style-name="gr1" draw:text-style-name="P7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94"><draw:control text:anchor-type="as-char" draw:z-index="5" draw:name="Vorm3_ 2" draw:style-name="gr1" draw:text-style-name="P75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1"><text:span text:style-name="T60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6"><text:span text:style-name="T123">E</text:span><text:span text:style-name="T132">v</text:span><text:span text:style-name="T133">en</text:span><text:span text:style-name="T135">t</text:span><text:span text:style-name="T136">uele </text:span><text:span text:style-name="T137">extra </text:span><text:span text:style-name="T282">gebruiker</text:span><text:span text:style-name="T131">s</text:span><text:span text:style-name="T137"> aanmelden </text:span><text:span text:style-name="T138">en dezelfde stappen uitvoeren</text:span><text:span text:style-name="T134">.</text:span></text:p></text:note-body></text:note></text:span><text:span text:style-name="T61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96"><draw:control text:anchor-type="as-char" draw:z-index="14" draw:name="Vorm4" draw:style-name="gr1" draw:text-style-name="P75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3" office:value-type="string">
            <text:p text:style-name="P54"><text:span text:style-name="T86">D</text:span><text:span text:style-name="T73">ruk op de </text:span><text:span text:style-name="T43">Super</text:span><text:span text:style-name="T73">-toets</text:span><text:span text:style-name="T54"><text:note text:id="ftn3" text:note-class="footnote"><text:note-citation>3</text:note-citation><text:note-body><text:p text:style-name="P53"><text:span text:style-name="T208">De </text:span><text:span text:style-name="T178">Super</text:span><text:span text:style-name="T208">-toets is de </text:span><text:span text:style-name="T177">Windows</text:span><text:span text:style-name="T208">-toets, </text:span><text:span text:style-name="T177">Command</text:span><text:span text:style-name="T208">-toets </text:span><text:span text:style-name="T209">(Apple)</text:span><text:span text:style-name="T208">, of </text:span><text:span text:style-name="T177">Vergrootglas</text:span><text:span text:style-name="T208">-toets </text:span><text:span text:style-name="T209">(Chromebook)</text:span><text:span text:style-name="T208">.</text:span></text:p></text:note-body></text:note></text:span><text:span text:style-name="T68">, </text:span><text:span text:style-name="T77">t</text:span><text:span text:style-name="T72">yp </text:span><text:span text:style-name="User_20_Entry"><text:span text:style-name="T34">t</text:span></text:span><text:span text:style-name="User_20_Entry"><text:span text:style-name="T33">erm</text:span></text:span><text:span text:style-name="T64"> </text:span><text:span text:style-name="T78">e</text:span><text:span text:style-name="T63">n </text:span><text:span text:style-name="T75">k</text:span><text:span text:style-name="T63">lik op het pictogram van </text:span><text:span text:style-name="Strong_20_Emphasis"><text:span text:style-name="T45">Terminalvenster</text:span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62"/></text:span></text:p>
          </table:table-cell>
          <table:table-cell table:style-name="_31_._5f_Installatie_5f_voorbereiden.D4" office:value-type="string">
            <text:p text:style-name="P50"><text:span text:style-name="T2">Typ</text:span><text:span text:style-name="T64"> de </text:span><text:span text:style-name="T92">volgende d</text:span><text:span text:style-name="T91">ri</text:span><text:span text:style-name="T65">e </text:span><text:span text:style-name="T64">opdrachten, ieder gevolgd door de </text:span><text:span text:style-name="T44">Enter</text:span><text:span text:style-name="T63">-toets: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25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55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7" office:value-type="string">
            <text:p text:style-name="P55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2"><text:span text:style-name="T2">V</text:span><text:span text:style-name="T66">olg </text:span><text:span text:style-name="T6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9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96"><draw:control text:anchor-type="as-char" draw:z-index="15" draw:name="Vorm 3" draw:style-name="gr1" draw:text-style-name="P75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96"><draw:control text:anchor-type="as-char" draw:z-index="16" draw:name="Vorm 4" draw:style-name="gr1" draw:text-style-name="P75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51"><text:span text:style-name="T86">D</text:span><text:span text:style-name="T69">ruk </text:span><text:span text:style-name="T70">op de </text:span><text:span text:style-name="T44">Super</text:span><text:span text:style-name="T70">-toets</text:span><text:span text:style-name="T68">, </text:span><text:span text:style-name="T71">t</text:span><text:span text:style-name="T72">yp </text:span><text:span text:style-name="User_20_Entry"><text:span text:style-name="T34">m</text:span></text:span><text:span text:style-name="User_20_Entry"><text:span text:style-name="T33">enu</text:span></text:span><text:span text:style-name="T73"> </text:span><text:span text:style-name="T74">e</text:span><text:span text:style-name="T63">n </text:span><text:span text:style-name="T75">k</text:span><text:span text:style-name="T63">lik op het pictogram van</text:span><text:span text:style-name="T97"> </text:span><text:span text:style-name="Strong_20_Emphasis"><text:span text:style-name="T46">Installatiem</text:span></text:span><text:span text:style-name="Strong_20_Emphasis"><text:span text:style-name="T47">enu</text:span></text:span><text:span text:style-name="T70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62"/></text:span></text:p>
          </table:table-cell>
          <table:table-cell table:style-name="_31_._5f_Installatie_5f_voorbereiden.D11" office:value-type="string">
            <text:p text:style-name="P48"><text:span text:style-name="T89">Selecteer</text:span><text:span text:style-name="T67"> </text:span><text:span text:style-name="Strong_20_Emphasis"><text:span text:style-name="T48">1</text:span></text:span><text:span text:style-name="T105"> </text:span><text:span text:style-name="T106">Installatie voorbereiden</text:span><text:span text:style-name="T85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2" office:value-type="string">
            <text:p text:style-name="P33"><text:span text:style-name="T2">V</text:span><text:span text:style-name="T66">olg </text:span><text:span text:style-name="T67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70"><text:bookmark-start text:name="__RefNumPara__4009_1271708128"/><text:span text:style-name="Strong_20_Emphasis"><text:span text:style-name="T202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5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206">Start de computer op vanaf</text:span><text:span text:style-name="T206"><text:note text:id="ftn4" text:note-class="footnote"><text:note-citation>1</text:note-citation><text:note-body><text:p text:style-name="P62"><text:span text:style-name="T142">B</text:span><text:span text:style-name="T143">ootmenu/</text:span><text:span text:style-name="T142">S</text:span><text:span text:style-name="T143">etup</text:span><text:span text:style-name="T141"> via </text:span><text:span text:style-name="T139">é</text:span><text:span text:style-name="T140">é</text:span><text:span text:style-name="T142">n van de </text:span><text:span text:style-name="T144">Veelgebruikte toetsen: </text:span><text:span text:style-name="T152">Esc</text:span><text:span text:style-name="T146">, </text:span><text:span text:style-name="T152">Delete</text:span><text:span text:style-name="T146">, </text:span><text:span text:style-name="T152">F1</text:span><text:span text:style-name="T146">, </text:span><text:span text:style-name="T152">F2</text:span><text:span text:style-name="T146">, </text:span><text:span text:style-name="T152">F9</text:span><text:span text:style-name="T146">, </text:span><text:span text:style-name="T152">F10</text:span><text:span text:style-name="T146">, </text:span><text:span text:style-name="T152">F11</text:span><text:span text:style-name="T146">, of </text:span><text:span text:style-name="T152">F12</text:span></text:p></text:note-body></text:note></text:span><text:span text:style-name="T206"> </text:span><text:span text:style-name="T207">een </text:span><text:span text:style-name="T190"><text:user-field-get text:name="Distro">Rocky Linux</text:user-field-get></text:span><text:span text:style-name="T205"><text:s/></text:span><text:span text:style-name="T191"><text:user-field-get text:name="Version">9.x</text:user-field-get></text:span><text:span text:style-name="T191"><text:s/></text:span><text:span text:style-name="T194">GNOME </text:span><text:span text:style-name="T192">Desktop/</text:span><text:span text:style-name="T193">Workstation</text:span><text:span text:style-name="T117"> </text:span><text:span text:style-name="T118">L</text:span><text:span text:style-name="T119">ive</text:span><text:span text:style-name="T119"><text:note text:id="ftn5" text:note-class="footnote"><text:note-citation>2</text:note-citation><text:note-body><text:p text:style-name="P47"><text:span text:style-name="T255">Vanaf ee</text:span>n <text:span text:style-name="T284">L</text:span>ive <text:span text:style-name="T283">USB</text:span><text:span text:style-name="T258">-stick</text:span><text:span text:style-name="T16"> </text:span>kunt <text:span text:style-name="T255">u opstarten en</text:span> <text:span text:style-name="T14">met </text:span><text:span text:style-name="T210"><text:user-field-get text:name="Distro">Rocky Linux</text:user-field-get></text:span><text:span text:style-name="T210"><text:s/></text:span>werken zonder enige bestanden op de harde schijf te wijzigen en maakt ook installatie van <text:span text:style-name="T210"><text:user-field-get text:name="Distro">Rocky Linux</text:user-field-get></text:span><text:span text:style-name="T210"><text:s/></text:span>mogelijk.</text:p></text:note-body></text:note></text:span><text:span text:style-name="T119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67"><text:span text:style-name="T122">USB</text:span><text:span text:style-name="T120">-stick</text:span><text:span text:style-name="T120"><text:note text:id="ftn6" text:note-class="footnote"><text:note-citation>3</text:note-citation><text:note-body><text:p text:style-name="P66"><text:span text:style-name="T130">Maak een opstartbare USB-stick</text:span><text:span text:style-name="T127">:</text:span><text:span text:style-name="Strong_20_Emphasis"><text:span text:style-name="T153"><text:line-break/></text:span></text:span><text:span text:style-name="T124">Download </text:span><text:span text:style-name="T129">een </text:span><text:span text:style-name="terk_20_accent_20_voetnoot"><text:span text:style-name="T151">Rocky Linux </text:span></text:span><text:span text:style-name="terk_20_accent_20_voetnoot"><text:span text:style-name="T151"><text:user-field-get text:name="Version">9.x</text:user-field-get></text:span></text:span><text:span text:style-name="T145"><text:s/></text:span><text:span text:style-name="terk_20_accent_20_voetnoot"><text:span text:style-name="T50">Desktop/Workstation Live </text:span></text:span><text:span text:style-name="terk_20_accent_20_voetnoot"><text:span text:style-name="T52">Image </text:span></text:span><text:span text:style-name="terk_20_accent_20_voetnoot"><text:span text:style-name="T151">GNOME </text:span></text:span><text:span text:style-name="T125">vanaf </text:span><text:a xlink:type="simple" xlink:href="https://rockylinux.org/" text:style-name="Internet_20_link" text:visited-style-name="Visited_20_Internet_20_Link"><text:span text:style-name="T257">rockylinux.org</text:span></text:a><text:span text:style-name="T145">.</text:span><text:span text:style-name="Strong_20_Emphasis"><text:span text:style-name="T154"><text:line-break/></text:span></text:span><text:span text:style-name="T126">De </text:span><text:span text:style-name="T128">ver</text:span><text:span text:style-name="T126">volgstappen staan beschreven in </text:span><text:span text:style-name="terk_20_accent_20_voetnoot"><text:span text:style-name="T51">Linux informatie</text:span></text:span><text:span text:style-name="T126">, te vinden op </text:span><text:a xlink:type="simple" xlink:href="https://karelzimmer.nl/" text:style-name="Internet_20_link" text:visited-style-name="Visited_20_Internet_20_Link"><text:span text:style-name="T256">karelzimmer.nl</text:span></text:a><text:span text:style-name="T126">, onder </text:span><text:span text:style-name="terk_20_accent_20_voetnoot"><text:span text:style-name="T51">Linux</text:span></text:span><text:span text:style-name="T126">.</text:span></text:p></text:note-body></text:note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89">Selecteer</text:span><text:span text:style-name="T57"> </text:span><text:span text:style-name="Strong_20_Emphasis"><text:span text:style-name="T38">Start</text:span></text:span><text:span text:style-name="Strong_20_Emphasis"><text:span text:style-name="T58"> </text:span></text:span><text:span text:style-name="Strong_20_Emphasis"><text:span text:style-name="T39"><text:user-field-get text:name="Distro">Rocky Linux</text:user-field-get></text:span></text:span><text:span text:style-name="Strong_20_Emphasis"><text:span text:style-name="T42"><text:s/></text:span></text:span><text:span text:style-name="Strong_20_Emphasis"><text:span text:style-name="T40"><text:user-field-get text:name="Version">9.x</text:user-field-get></text:span></text:span><text:span text:style-name="T59"><text:s/></text:span><text:span text:style-name="T98">en druk op de </text:span><text:span text:style-name="T41">Enter</text:span><text:span text:style-name="T63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5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104">Klik op </text:span><text:span text:style-name="Strong_20_Emphasis"><text:span text:style-name="T112">Install to Hard Drive</text:span></text:span><text:span text:style-name="T10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67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5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28">Bij</text:span><text:span text:style-name="T227"> </text:span><text:span text:style-name="Strong_20_Emphasis"><text:span text:style-name="T226">WELCOME </text:span></text:span><text:span text:style-name="Strong_20_Emphasis"><text:span text:style-name="T229">BIJ</text:span></text:span><text:span text:style-name="Strong_20_Emphasis"><text:span text:style-name="T226"> ROCKY LINUX </text:span></text:span><text:span text:style-name="Strong_20_Emphasis"><text:span text:style-name="T226"><text:user-field-get text:name="Version">9.x</text:user-field-get></text:span></text:span><text:span text:style-name="T226"><text:s/>select</text:span><text:span text:style-name="T228">eer</text:span><text:span text:style-name="T230"> </text:span><text:span text:style-name="Strong_20_Emphasis"><text:span text:style-name="T233">Nederlands</text:span></text:span><text:span text:style-name="T230"> en klik</text:span><text:span text:style-name="T231"> </text:span><text:span text:style-name="T230">op</text:span><text:span text:style-name="T232"> </text:span><text:span text:style-name="Strong_20_Emphasis"><text:span text:style-name="T223">Doorgaan</text:span></text:span><text:span text:style-name="T23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5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217">O</text:span><text:span text:style-name="T215">nder </text:span><text:span text:style-name="Strong_20_Emphasis"><text:span text:style-name="T234">SYSTEEM</text:span></text:span><text:span text:style-name="T215"> </text:span><text:span text:style-name="T217">klik </text:span><text:span text:style-name="T215">op </text:span><text:span text:style-name="Strong_20_Emphasis"><text:span text:style-name="T234">Installatiebestemming</text:span></text:span><text:span text:style-name="T21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215">Controleer </text:span><text:span text:style-name="T218">de </text:span><text:span text:style-name="Strong_20_Emphasis"><text:span text:style-name="T235">Apparaatselectie</text:span></text:span><text:span text:style-name="T215"> en klik op </text:span><text:span text:style-name="Strong_20_Emphasis"><text:span text:style-name="T234">Klaar</text:span>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5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217">O</text:span><text:span text:style-name="T215">nder </text:span><text:span text:style-name="T221">SYSTEEM</text:span><text:span text:style-name="T215"> </text:span><text:span text:style-name="T217">klik </text:span><text:span text:style-name="T215">op </text:span><text:span text:style-name="T221">Netwerk &amp; hostnaam</text:span><text:span text:style-name="T21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214">V</text:span><text:span text:style-name="T212">ul </text:span><text:span text:style-name="T213">in </text:span><text:span text:style-name="Strong_20_Emphasis"><text:span text:style-name="T216">Hostnaam</text:span></text:span><text:span text:style-name="T11"> &lt;computernaam&gt;</text:span><text:span text:style-name="T220"> </text:span><text:span text:style-name="T216">en klik op </text:span><text:span text:style-name="Strong_20_Emphasis"><text:span text:style-name="T222">Toepassen</text:span></text:span><text:span text:style-name="T21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216">K</text:span><text:span text:style-name="T215">lik op </text:span><text:span text:style-name="T221">Klaar</text:span><text:span text:style-name="T21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5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217">O</text:span><text:span text:style-name="T215">nder</text:span><text:span text:style-name="T211"> </text:span><text:span text:style-name="Strong_20_Emphasis"><text:span text:style-name="T215">GEBRUIKERSINSTELLINGEN</text:span></text:span><text:span text:style-name="T215"> </text:span><text:span text:style-name="T217">klik </text:span><text:span text:style-name="T215">op </text:span><text:span text:style-name="T221">Gebruiker aanmaken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85">Vul in </text:span><text:span text:style-name="Strong_20_Emphasis"><text:span text:style-name="Strong_20_Emphasis"><text:span text:style-name="T157">Volledige n</text:span></text:span></text:span><text:span text:style-name="Strong_20_Emphasis"><text:span text:style-name="T116">aam</text:span></text:span><text:span text:style-name="T99"> </text:span><text:span text:style-name="T18">&lt;</text:span><text:span text:style-name="T21">gebruiker</text:span><text:span text:style-name="T18">&gt;</text:span><text:span text:style-name="T100">, </text:span><text:span text:style-name="Strong_20_Emphasis"><text:span text:style-name="T155"><text:line-break/></text:span></text:span><text:span text:style-name="Strong_20_Emphasis"><text:span text:style-name="T115">Gebruikersnaam</text:span></text:span><text:span text:style-name="T99"> &lt;</text:span><text:span text:style-name="T7">gebruikersnaam&gt;</text:span><text:span text:style-name="T99">,</text:span></text:p>
            <text:p text:style-name="Standard"><text:span text:style-name="T102">vink aan </text:span><text:span text:style-name="Strong_20_Emphasis"><text:span text:style-name="T156">Maak deze gebruiker beheerde</text:span></text:span><text:span text:style-name="T111">r</text:span><text:span text:style-name="T102">,</text:span></text:p>
            <text:p text:style-name="Standard"><text:span text:style-name="T101">g</text:span><text:span text:style-name="T102">eef tweemaal een </text:span><text:span text:style-name="Strong_20_Emphasis"><text:span text:style-name="T115">wachtwoord</text:span></text:span><text:span text:style-name="T102"> </text:span><text:span text:style-name="T103">en k</text:span><text:span text:style-name="T102">lik op </text:span><text:span text:style-name="Strong_20_Emphasis"><text:span text:style-name="T111">Klaar</text:span></text:span><text:span text:style-name="T10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5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219">Klik op </text:span><text:span text:style-name="Strong_20_Emphasis"><text:span text:style-name="T224">Begin installatie</text:span></text:span><text:span text:style-name="T21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5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219">Klik op </text:span><text:span text:style-name="Strong_20_Emphasis"><text:span text:style-name="T225">I</text:span></text:span><text:span text:style-name="Strong_20_Emphasis"><text:span text:style-name="T224">nstallatie </text:span></text:span><text:span text:style-name="Strong_20_Emphasis"><text:span text:style-name="T225">voltooien</text:span></text:span><text:span text:style-name="T21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5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87">Hers</text:span><text:span text:style-name="T286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9"><text:span text:style-name="Strong_20_Emphasis"><text:span text:style-name="T113">Installatie </text:span></text:span><text:span text:style-name="Strong_20_Emphasis"><text:span text:style-name="T114">afronden</text:span></text:span></text:p>
        </text:list-item>
      </text:list>
      <text:p text:style-name="P29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96"><draw:control text:anchor-type="as-char" draw:z-index="2" draw:name="Vorm24" draw:style-name="gr1" draw:text-style-name="P75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7"><text:span text:style-name="T56">Aanmelden als </text:span><text:span text:style-name="T25">&lt;</text:span><text:span text:style-name="T26">gebruiker</text:span><text:span text:style-name="T25">&gt;</text:span><text:span text:style-name="T56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5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5" svg:width="0.35cm" svg:height="0.35cm" draw:control="control16"/></text:span></text:p>
          </table:table-cell>
          <table:table-cell table:style-name="_33_._5f_Installatie_5f_afronden.C5" office:value-type="string">
            <text:p text:style-name="Standard"><text:span text:style-name="T87">D</text:span><text:span text:style-name="T79">ruk</text:span><text:span text:style-name="T68"> op</text:span><text:span text:style-name="T80"> de </text:span><text:span text:style-name="T44">Super</text:span><text:span text:style-name="T80">-toets</text:span><text:span text:style-name="T55"><text:note text:id="ftn7" text:note-class="footnote"><text:note-citation>1</text:note-citation><text:note-body><text:p text:style-name="P28"><text:span text:style-name="T174">De </text:span><text:span text:style-name="T176">Super</text:span><text:span text:style-name="T174">-toets is de Windows-toets, Command-toets </text:span><text:span text:style-name="T175">(Apple)</text:span><text:span text:style-name="T174">, of Vergrootglas-toets </text:span><text:span text:style-name="T175">(Chromebook)</text:span><text:span text:style-name="T174">.</text:span></text:p></text:note-body></text:note></text:span><text:span text:style-name="T68">, </text:span><text:span text:style-name="T77">t</text:span><text:span text:style-name="T72">yp </text:span><text:span text:style-name="User_20_Entry"><text:span text:style-name="T34">t</text:span></text:span><text:span text:style-name="User_20_Entry"><text:span text:style-name="T33">erm</text:span></text:span><text:span text:style-name="T64"> </text:span><text:span text:style-name="T78">e</text:span><text:span text:style-name="T63">n </text:span><text:span text:style-name="T75">k</text:span><text:span text:style-name="T63">lik op het pictogram van </text:span><text:span text:style-name="Strong_20_Emphasis"><text:span text:style-name="T45">Terminalvenster</text:span></text:span><text:span text:style-name="T64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64"> de </text:span><text:span text:style-name="T93">volgende </text:span><text:span text:style-name="T91">dri</text:span><text:span text:style-name="T65">e </text:span><text:span text:style-name="T64">opdrachten, ieder gevolgd door de </text:span><text:span text:style-name="T44">Enter</text:span><text:span text:style-name="T63">-toets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61"><text:span text:style-name="User_20_Entry"><text:span text:style-name="T150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5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9" office:value-type="string">
            <text:p text:style-name="P55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35"><text:span text:style-name="T2">V</text:span><text:span text:style-name="T66">olg </text:span><text:span text:style-name="T6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1" office:value-type="string">
            <text:p text:style-name="P65"/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96"><draw:control text:anchor-type="as-char" draw:z-index="18" draw:name="Vorm 7" draw:style-name="gr1" draw:text-style-name="P75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52"><text:span text:style-name="T87">D</text:span><text:span text:style-name="T82">ruk</text:span><text:span text:style-name="T81"> op</text:span><text:span text:style-name="T80"> de </text:span><text:span text:style-name="T44">Super</text:span><text:span text:style-name="T80">-toets</text:span><text:span text:style-name="T68">, </text:span><text:span text:style-name="T77">t</text:span><text:span text:style-name="T72">yp </text:span><text:span text:style-name="User_20_Entry"><text:span text:style-name="T35">men</text:span></text:span><text:span text:style-name="User_20_Entry"><text:span text:style-name="T36">u</text:span></text:span><text:span text:style-name="T73"> </text:span><text:span text:style-name="T78">e</text:span><text:span text:style-name="T63">n </text:span><text:span text:style-name="T75">k</text:span><text:span text:style-name="T63">lik op het pictogram van </text:span><text:span text:style-name="Strong_20_Emphasis"><text:span text:style-name="T46">Installatiem</text:span></text:span><text:span text:style-name="Strong_20_Emphasis"><text:span text:style-name="T47">enu</text:span></text:span><text:span text:style-name="T73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62"/></text:span></text:p>
          </table:table-cell>
          <table:table-cell table:style-name="_33_._5f_Installatie_5f_afronden.C13" office:value-type="string">
            <text:p text:style-name="P49"><text:span text:style-name="T89">Selecteer</text:span><text:span text:style-name="T76"> </text:span><text:span text:style-name="Strong_20_Emphasis"><text:span text:style-name="T49">3</text:span></text:span><text:span text:style-name="T107"> </text:span><text:span text:style-name="T108">Installatie</text:span><text:span text:style-name="T109"> </text:span><text:span text:style-name="T110">afronden</text:span><text:span text:style-name="T85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4" office:value-type="string">
            <text:p text:style-name="P33"><text:span text:style-name="T2">V</text:span><text:span text:style-name="T66">olg </text:span><text:span text:style-name="T67">de aanwijzingen op het scherm.</text:span></text:p>
          </table:table-cell>
        </table:table-row>
      </table:table>
      <text:p text:style-name="P29"><text:span text:style-name="Strong_20_Emphasis"><text:span text:style-name="T56"/></text:span></text:p>
      <text:list text:continue-numbering="true" text:style-name="L1">
        <text:list-item>
          <text:p text:style-name="P72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96"><draw:control text:anchor-type="as-char" draw:z-index="3" draw:name="Vorm40_0" draw:style-name="gr1" draw:text-style-name="P75" svg:width="0.35cm" svg:height="0.35cm" draw:control="control2"/></text:span></text:span></text:p>
          </table:table-cell>
          <table:table-cell table:style-name="Tabel2.A1" office:value-type="string">
            <text:p text:style-name="P43"><text:span text:style-name="Strong_20_Emphasis"><text:span text:style-name="T96"><draw:control text:anchor-type="as-char" draw:z-index="6" draw:name="Vorm40_ 1" draw:style-name="gr1" draw:text-style-name="P75" svg:width="0.35cm" svg:height="0.35cm" draw:control="control5"/></text:span></text:span></text:p>
          </table:table-cell>
          <table:table-cell table:style-name="Tabel2.D1" office:value-type="string">
            <text:p text:style-name="P11"><text:span text:style-name="T56">Aanmelden als </text:span><text:span text:style-name="T27">&lt;</text:span><text:span text:style-name="T28">gebruiker</text:span><text:span text:style-name="T27">&gt;</text:span><text:span text:style-name="T83"><text:note text:id="ftn8" text:note-class="footnote"><text:note-citation>1</text:note-citation><text:note-body><text:p text:style-name="P37"><text:span text:style-name="T147">E</text:span><text:span text:style-name="T149">ventuele extra </text:span><text:span text:style-name="T281">gebruiker</text:span><text:span text:style-name="T148">s </text:span><text:span text:style-name="T149">aanmelden en dezelfde stappen uitvoeren.</text:span></text:p></text:note-body></text:note></text:span><text:span text:style-name="T56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95"><draw:control text:anchor-type="as-char" draw:z-index="8" draw:name="Vorm13_ 1" draw:style-name="gr1" draw:text-style-name="P75" svg:width="0.35cm" svg:height="0.35cm" draw:control="control7"/></text:span></text:span></text:p>
          </table:table-cell>
          <table:table-cell table:style-name="Tabel2.D2" office:value-type="string">
            <text:p text:style-name="P12"><text:span text:style-name="T275">Volg de welkomstschermen.</text:span><text:span text:style-name="T268"/></text:p>
          </table:table-cell>
        </table:table-row>
        <table:table-row table:style-name="Tabel2.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96"><draw:control text:anchor-type="as-char" draw:z-index="19" draw:name="Vorm 8" draw:style-name="gr1" draw:text-style-name="P75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6"><draw:control text:anchor-type="as-char" draw:z-index="20" draw:name="Vorm 9" draw:style-name="gr1" draw:text-style-name="P75" svg:width="0.35cm" svg:height="0.35cm" draw:control="control19"/></text:span></text:span></text:p>
          </table:table-cell>
          <table:table-cell table:style-name="Tabel2.D5" office:value-type="string">
            <text:p text:style-name="P10"><text:span text:style-name="T88">D</text:span><text:span text:style-name="T82">ruk</text:span><text:span text:style-name="T81"> op</text:span><text:span text:style-name="T80"> de </text:span><text:span text:style-name="T44">Super</text:span><text:span text:style-name="T80">-toets</text:span><text:span text:style-name="T54"><text:note text:id="ftn9" text:note-class="footnote"><text:note-citation>2</text:note-citation><text:note-body><text:p text:style-name="P28"><text:span text:style-name="T174">De </text:span><text:span text:style-name="T176">Super</text:span><text:span text:style-name="T174">-toets is de Windows-toets, Command-toets </text:span><text:span text:style-name="T175">(Apple)</text:span><text:span text:style-name="T174">, of Vergrootglas-toets </text:span><text:span text:style-name="T175">(Chromebook)</text:span><text:span text:style-name="T174">.</text:span></text:p></text:note-body></text:note></text:span><text:span text:style-name="T68">, </text:span><text:span text:style-name="T77">t</text:span><text:span text:style-name="T72">yp </text:span><text:span text:style-name="User_20_Entry"><text:span text:style-name="T34">m</text:span></text:span><text:span text:style-name="User_20_Entry"><text:span text:style-name="T37">enu</text:span></text:span><text:span text:style-name="T73"> </text:span><text:span text:style-name="T78">e</text:span><text:span text:style-name="T63">n </text:span><text:span text:style-name="T75">k</text:span><text:span text:style-name="T63">lik op het pictogram van </text:span><text:span text:style-name="Strong_20_Emphasis"><text:span text:style-name="T46">Installatiem</text:span></text:span><text:span text:style-name="Strong_20_Emphasis"><text:span text:style-name="T47">enu</text:span></text:span><text:span text:style-name="T73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9"><text:span text:style-name="T89">Selecteer</text:span><text:span text:style-name="T76"> </text:span><text:span text:style-name="Strong_20_Emphasis"><text:span text:style-name="T49">4</text:span></text:span><text:span text:style-name="T107"> </text:span><text:span text:style-name="T90">Gebruiker inrichten</text:span><text:span text:style-name="T85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4"><text:span text:style-name="T2">V</text:span><text:span text:style-name="T66">olg </text:span><text:span text:style-name="T67">de aanwijzingen op het scherm.</text:span></text:p>
          </table:table-cell>
        </table:table-row>
      </table:table>
      <text:p text:style-name="P8"><text:span text:style-name="Strong_20_Emphasis"><text:span text:style-name="T84"/></text:span></text:p>
      <text:p text:style-name="P23"/>
      <text:p text:style-name="P24"><text:span text:style-name="T165">E</text:span><text:span text:style-name="T166">inde c</text:span><text:span text:style-name="T167">hecklist, </text:span><text:span text:style-name="T168">d</text:span><text:span text:style-name="T167">e installatie van </text:span><text:span text:style-name="T171"><text:user-field-get text:name="Distro">Rocky Linux</text:user-field-get></text:span><text:span text:style-name="T169"><text:s/></text:span><text:span text:style-name="T170"><text:user-field-get text:name="Version">9.x</text:user-field-get></text:span><text:span text:style-name="T170"><text:s/></text:span><text:span text:style-name="T172">Desktop/</text:span><text:span text:style-name="T173">Workstation</text:span><text:span text:style-name="T53"> </text:span><text:span text:style-name="T167">is voltooid.</text:span></text:p>
      <text:p text:style-name="P3"/>
      <text:list text:style-name="L2">
        <text:list-header>
          <text:p text:style-name="P73"><text:span text:style-name="T270">Geschreven door </text:span><text:a xlink:type="simple" xlink:href="mailto:info@karelzimmer.nl?subject=Checklist%20installatie%20Linux" text:style-name="Internet_20_link" text:visited-style-name="Visited_20_Internet_20_Link"><text:span text:style-name="T271">Karel Zimmer</text:span></text:a><text:span text:style-name="T272">.</text:span></text:p>
          <text:p text:style-name="P74"><text:span text:style-name="T274">Licentie </text:span><text:span text:style-name="T272">C</text:span><text:span text:style-name="T273">C0</text:span><text:span text:style-name="T272"> 1.0 </text:span><text:span text:style-name="T26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69"><text:s/></text:span><text:span text:style-name="T26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69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02-18T10:42:16.495231348">18-02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8T10:42:16.324696512</dc:date>
    <meta:keyword>Installatie</meta:keyword>
    <meta:keyword>Checklist</meta:keyword>
    <meta:keyword>Linux</meta:keyword>
    <meta:editing-cycles>7008</meta:editing-cycles>
    <meta:editing-duration>P12DT16H33M56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5" meta:word-count="507" meta:character-count="3591" meta:non-whitespace-character-count="3141"/>
    <meta:user-defined meta:name="Info 1"/>
    <meta:user-defined meta:name="Info 2"/>
    <meta:user-defined meta:name="Info 3"/>
    <meta:user-defined meta:name="Info 4"/>
  </office:meta>
</office:document-meta>
</file>